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0.33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08cm" fo:min-width="0.30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e0e0e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61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.39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62cm" fo:min-width="0.26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49cm" svg:stroke-color="#000000" draw:stroke-linejoin="miter" svg:stroke-linecap="butt" draw:fill="none" fo:padding-top="0.024cm" fo:padding-bottom="0.024cm" fo:padding-left="0.024cm" fo:padding-right="0.024cm"/>
    </style:style>
    <style:style style:name="gr10" style:family="graphic" style:parent-style-name="standard">
      <style:graphic-properties draw:stroke="solid" svg:stroke-width="0.074cm" svg:stroke-color="#000000" draw:stroke-linejoin="miter" svg:stroke-linecap="butt" draw:fill="none" fo:padding-top="0.037cm" fo:padding-bottom="0.037cm" fo:padding-left="0.037cm" fo:padding-right="0.03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21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5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6" style:family="paragraph">
      <loext:graphic-properties draw:fill="solid" draw:fill-color="#e0e0e0"/>
    </style:style>
    <style:style style:name="P7" style:family="paragraph">
      <loext:graphic-properties draw:fill="none"/>
      <style:text-properties fo:font-size="17.5pt" style:font-size-asian="17.5pt" style:font-size-complex="17.5pt"/>
    </style:style>
    <style:style style:name="P8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9" style:family="paragraph">
      <loext:graphic-properties draw:fill="none"/>
      <style:text-properties fo:font-size="7.5pt" style:font-size-asian="7.5pt" style:font-size-complex="7.5pt"/>
    </style:style>
    <style:style style:name="P10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000000" loext:opacity="100%" style:font-name="Arial1" fo:font-size="9.60000038146973pt" fo:font-weight="bold" style:font-size-asian="9.60000038146973pt" style:font-weight-asian="bold" style:font-name-complex="Arial1" style:font-size-complex="9.60000038146973pt" style:font-weight-complex="bold"/>
    </style:style>
    <style:style style:name="T2" style:family="text">
      <style:text-properties fo:color="#000000" loext:opacity="100%" style:font-name="Arial1" fo:font-size="8.80000019073486pt" fo:font-weight="normal" style:font-size-asian="8.80000019073486pt" style:font-weight-asian="normal" style:font-name-complex="Arial1" style:font-size-complex="8.80000019073486pt" style:font-weight-complex="normal"/>
    </style:style>
    <style:style style:name="T3" style:family="text">
      <style:text-properties fo:color="#000000" loext:opacity="100%" style:font-name="Arial1" fo:font-size="17.5pt" fo:font-weight="normal" style:font-size-asian="17.5pt" style:font-weight-asian="normal" style:font-name-complex="Arial1" style:font-size-complex="17.5pt" style:font-weight-complex="normal"/>
    </style:style>
    <style:style style:name="T4" style:family="text">
      <style:text-properties fo:color="#000000" loext:opacity="100%" style:font-name="Arial1" fo:font-size="11.3000001907349pt" fo:font-weight="bold" style:font-size-asian="11.3000001907349pt" style:font-weight-asian="bold" style:font-name-complex="Arial1" style:font-size-complex="11.3000001907349pt" style:font-weight-complex="bold"/>
    </style:style>
    <style:style style:name="T5" style:family="text">
      <style:text-properties fo:color="#000000" loext:opacity="100%" style:font-name="Arial1" fo:font-size="7.5pt" fo:font-weight="normal" style:font-size-asian="7.5pt" style:font-weight-asian="normal" style:font-name-complex="Arial1" style:font-size-complex="7.5pt" style:font-weight-complex="normal"/>
    </style:style>
    <style:style style:name="T6" style:family="text">
      <style:text-properties fo:color="#000000" loext:opacity="100%" style:font-name="Arial1" fo:font-size="6pt" fo:font-weight="normal" style:font-size-asian="6pt" style:font-weight-asian="normal" style:font-name-complex="Arial1" style:font-size-complex="6pt" style:font-weight-complex="normal"/>
    </style:style>
    <style:style style:name="T7" style:family="text">
      <style:text-properties fo:color="#000000" loext:opacity="100%" style:font-name="Arial1" fo:font-size="8.80000019073486pt" fo:font-weight="bold" style:font-size-asian="8.80000019073486pt" style:font-weight-asian="bold" style:font-name-complex="Arial1" style:font-size-complex="8.8000001907348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8.943cm" svg:height="20.472cm" svg:x="0.374cm" svg:y="0.254cm" svg:viewBox="0 0 28944 20473" draw:points="0,0 28944,0 28944,20473 0,20473">
          <text:p/>
        </draw:polygon>
        <draw:polygon draw:style-name="gr1" draw:text-style-name="P1" draw:layer="layout" svg:width="28.943cm" svg:height="20.472cm" svg:x="0.374cm" svg:y="0.254cm" svg:viewBox="0 0 28944 20473" draw:points="0,0 28944,0 28944,20473 0,20473">
          <text:p/>
        </draw:polygon>
        <draw:line draw:style-name="gr2" draw:text-style-name="P2" draw:layer="layout" svg:x1="2.306cm" svg:y1="2.087cm" svg:x2="28.331cm" svg:y2="2.087cm">
          <text:p/>
        </draw:line>
        <draw:frame draw:style-name="gr3" draw:text-style-name="P4" draw:layer="layout" svg:width="6.128cm" svg:height="0.378cm" svg:x="2.306cm" svg:y="1.299cm">
          <draw:text-box>
            <text:p text:style-name="P3"><text:span text:style-name="T1">OTH Amberg-Weiden, Rechenzentrum</text:span></text:p>
          </draw:text-box>
        </draw:frame>
        <draw:frame draw:style-name="gr4" draw:text-style-name="P5" draw:layer="layout" svg:width="5.793cm" svg:height="0.344cm" svg:x="2.306cm" svg:y="1.692cm">
          <draw:text-box>
            <text:p text:style-name="P3"><text:span text:style-name="T2">D-92224 Amberg, Kaiser-Wilhelm-Ring 23</text:span></text:p>
          </draw:text-box>
        </draw:frame>
        <draw:frame draw:style-name="gr4" draw:text-style-name="P5" draw:layer="layout" svg:width="5.217cm" svg:height="0.344cm" svg:x="8.943cm" svg:y="1.296cm">
          <draw:text-box>
            <text:p text:style-name="P3"><text:span text:style-name="T2">Stundenplan Wintersemester 2024/25</text:span></text:p>
          </draw:text-box>
        </draw:frame>
        <draw:frame draw:style-name="gr3" draw:text-style-name="P4" draw:layer="layout" svg:width="1.687cm" svg:height="0.378cm" svg:x="26.623cm" svg:y="1.299cm">
          <draw:text-box>
            <text:p text:style-name="P3"><text:span text:style-name="T1">Untis 2024</text:span></text:p>
          </draw:text-box>
        </draw:frame>
        <draw:frame draw:style-name="gr4" draw:text-style-name="P5" draw:layer="layout" svg:width="2.25cm" svg:height="0.344cm" svg:x="26.028cm" svg:y="1.692cm">
          <draw:text-box>
            <text:p text:style-name="P3"><text:span text:style-name="T2">11.7.2024 18:39</text:span></text:p>
          </draw:text-box>
        </draw:frame>
        <draw:polygon draw:style-name="gr1" draw:text-style-name="P1" draw:layer="layout" svg:width="24.267cm" svg:height="14.964cm" svg:x="3.866cm" svg:y="3.896cm" svg:viewBox="0 0 24268 14965" draw:points="0,0 24268,0 24268,14965 0,14965">
          <text:p/>
        </draw:polygon>
        <draw:polygon draw:style-name="gr5" draw:text-style-name="P6" draw:layer="layout" svg:width="25.752cm" svg:height="0.917cm" svg:x="2.405cm" svg:y="2.979cm" svg:viewBox="0 0 25753 918" draw:points="0,0 25753,0 25753,918 0,918">
          <text:p/>
        </draw:polygon>
        <draw:polygon draw:style-name="gr5" draw:text-style-name="P6" draw:layer="layout" svg:width="1.461cm" svg:height="15.906cm" svg:x="2.405cm" svg:y="2.979cm" svg:viewBox="0 0 1462 15907" draw:points="0,0 1462,0 1462,15907 0,15907">
          <text:p/>
        </draw:polygon>
        <draw:polygon draw:style-name="gr5" draw:text-style-name="P6" draw:layer="layout" svg:width="4.853cm" svg:height="0.842cm" svg:x="3.866cm" svg:y="3.004cm" svg:viewBox="0 0 4854 843" draw:points="0,0 4854,0 4854,843 0,843">
          <text:p/>
        </draw:polygon>
        <draw:polygon draw:style-name="gr5" draw:text-style-name="P6" draw:layer="layout" svg:width="4.853cm" svg:height="0.842cm" svg:x="3.866cm" svg:y="3.004cm" svg:viewBox="0 0 4854 843" draw:points="0,0 4854,0 4854,843 0,843">
          <text:p/>
        </draw:polygon>
        <draw:frame draw:style-name="gr6" draw:text-style-name="P7" draw:layer="layout" svg:width="1.302cm" svg:height="0.691cm" svg:x="2.306cm" svg:y="2.188cm">
          <draw:text-box>
            <text:p text:style-name="P3"><text:span text:style-name="T3">EDU</text:span></text:p>
          </draw:text-box>
        </draw:frame>
        <draw:polygon draw:style-name="gr5" draw:text-style-name="P6" draw:layer="layout" svg:width="4.854cm" svg:height="0.842cm" svg:x="8.719cm" svg:y="3.004cm" svg:viewBox="0 0 4855 843" draw:points="0,0 4855,0 4855,843 0,843">
          <text:p/>
        </draw:polygon>
        <draw:polygon draw:style-name="gr5" draw:text-style-name="P6" draw:layer="layout" svg:width="4.854cm" svg:height="0.842cm" svg:x="8.719cm" svg:y="3.004cm" svg:viewBox="0 0 4855 843" draw:points="0,0 4855,0 4855,843 0,843">
          <text:p/>
        </draw:polygon>
        <draw:frame draw:style-name="gr7" draw:text-style-name="P8" draw:layer="layout" svg:width="0.574cm" svg:height="0.446cm" svg:x="5.996cm" svg:y="3.18cm">
          <draw:text-box>
            <text:p text:style-name="P3"><text:span text:style-name="T4">Mo</text:span></text:p>
          </draw:text-box>
        </draw:frame>
        <draw:polygon draw:style-name="gr5" draw:text-style-name="P6" draw:layer="layout" svg:width="4.853cm" svg:height="0.842cm" svg:x="13.573cm" svg:y="3.004cm" svg:viewBox="0 0 4854 843" draw:points="0,0 4854,0 4854,843 0,843">
          <text:p/>
        </draw:polygon>
        <draw:polygon draw:style-name="gr5" draw:text-style-name="P6" draw:layer="layout" svg:width="4.853cm" svg:height="0.842cm" svg:x="13.573cm" svg:y="3.004cm" svg:viewBox="0 0 4854 843" draw:points="0,0 4854,0 4854,843 0,843">
          <text:p/>
        </draw:polygon>
        <draw:frame draw:style-name="gr7" draw:text-style-name="P8" draw:layer="layout" svg:width="0.4cm" svg:height="0.446cm" svg:x="10.923cm" svg:y="3.18cm">
          <draw:text-box>
            <text:p text:style-name="P3"><text:span text:style-name="T4">Di</text:span></text:p>
          </draw:text-box>
        </draw:frame>
        <draw:polygon draw:style-name="gr5" draw:text-style-name="P6" draw:layer="layout" svg:width="4.853cm" svg:height="0.842cm" svg:x="18.426cm" svg:y="3.004cm" svg:viewBox="0 0 4854 843" draw:points="0,0 4854,0 4854,843 0,843">
          <text:p/>
        </draw:polygon>
        <draw:polygon draw:style-name="gr5" draw:text-style-name="P6" draw:layer="layout" svg:width="4.853cm" svg:height="0.842cm" svg:x="18.426cm" svg:y="3.004cm" svg:viewBox="0 0 4854 843" draw:points="0,0 4854,0 4854,843 0,843">
          <text:p/>
        </draw:polygon>
        <draw:frame draw:style-name="gr7" draw:text-style-name="P8" draw:layer="layout" svg:width="0.442cm" svg:height="0.446cm" svg:x="15.752cm" svg:y="3.18cm">
          <draw:text-box>
            <text:p text:style-name="P3"><text:span text:style-name="T4">Mi</text:span></text:p>
          </draw:text-box>
        </draw:frame>
        <draw:polygon draw:style-name="gr5" draw:text-style-name="P6" draw:layer="layout" svg:width="4.854cm" svg:height="0.842cm" svg:x="23.279cm" svg:y="3.004cm" svg:viewBox="0 0 4855 843" draw:points="0,0 4855,0 4855,843 0,843">
          <text:p/>
        </draw:polygon>
        <draw:polygon draw:style-name="gr5" draw:text-style-name="P6" draw:layer="layout" svg:width="4.854cm" svg:height="0.842cm" svg:x="23.279cm" svg:y="3.004cm" svg:viewBox="0 0 4855 843" draw:points="0,0 4855,0 4855,843 0,843">
          <text:p/>
        </draw:polygon>
        <draw:frame draw:style-name="gr7" draw:text-style-name="P8" draw:layer="layout" svg:width="0.531cm" svg:height="0.446cm" svg:x="20.581cm" svg:y="3.18cm">
          <draw:text-box>
            <text:p text:style-name="P3"><text:span text:style-name="T4">Do</text:span></text:p>
          </draw:text-box>
        </draw:frame>
        <draw:polygon draw:style-name="gr5" draw:text-style-name="P6" draw:layer="layout" svg:width="1.386cm" svg:height="2.13cm" svg:x="2.43cm" svg:y="3.896cm" svg:viewBox="0 0 1387 2131" draw:points="0,0 1387,0 1387,2131 0,2131">
          <text:p/>
        </draw:polygon>
        <draw:polygon draw:style-name="gr5" draw:text-style-name="P6" draw:layer="layout" svg:width="1.386cm" svg:height="2.13cm" svg:x="2.43cm" svg:y="3.896cm" svg:viewBox="0 0 1387 2131" draw:points="0,0 1387,0 1387,2131 0,2131">
          <text:p/>
        </draw:polygon>
        <draw:frame draw:style-name="gr7" draw:text-style-name="P8" draw:layer="layout" svg:width="0.4cm" svg:height="0.446cm" svg:x="25.484cm" svg:y="3.18cm">
          <draw:text-box>
            <text:p text:style-name="P3"><text:span text:style-name="T4">Fr</text:span></text:p>
          </draw:text-box>
        </draw:frame>
        <draw:frame draw:style-name="gr7" draw:text-style-name="P8" draw:layer="layout" svg:width="0.398cm" svg:height="0.446cm" svg:x="3cm" svg:y="4.567cm">
          <draw:text-box>
            <text:p text:style-name="P3"><text:span text:style-name="T4">1</text:span></text:p>
          </draw:text-box>
        </draw:frame>
        <draw:polygon draw:style-name="gr5" draw:text-style-name="P6" draw:layer="layout" svg:width="1.386cm" svg:height="2.131cm" svg:x="2.43cm" svg:y="6.026cm" svg:viewBox="0 0 1387 2132" draw:points="0,0 1387,0 1387,2132 0,2132">
          <text:p/>
        </draw:polygon>
        <draw:polygon draw:style-name="gr5" draw:text-style-name="P6" draw:layer="layout" svg:width="1.386cm" svg:height="2.131cm" svg:x="2.43cm" svg:y="6.026cm" svg:viewBox="0 0 1387 2132" draw:points="0,0 1387,0 1387,2132 0,2132">
          <text:p/>
        </draw:polygon>
        <draw:frame draw:style-name="gr8" draw:text-style-name="P9" draw:layer="layout" svg:width="1.098cm" svg:height="0.293cm" svg:x="2.554cm" svg:y="3.922cm">
          <draw:text-box>
            <text:p text:style-name="P3"><text:span text:style-name="T5">8:00-9:30</text:span></text:p>
          </draw:text-box>
        </draw:frame>
        <draw:frame draw:style-name="gr7" draw:text-style-name="P8" draw:layer="layout" svg:width="0.398cm" svg:height="0.446cm" svg:x="3cm" svg:y="6.698cm">
          <draw:text-box>
            <text:p text:style-name="P3"><text:span text:style-name="T4">2</text:span></text:p>
          </draw:text-box>
        </draw:frame>
        <draw:polygon draw:style-name="gr5" draw:text-style-name="P6" draw:layer="layout" svg:width="1.386cm" svg:height="2.131cm" svg:x="2.43cm" svg:y="8.157cm" svg:viewBox="0 0 1387 2132" draw:points="0,0 1387,0 1387,2132 0,2132">
          <text:p/>
        </draw:polygon>
        <draw:polygon draw:style-name="gr5" draw:text-style-name="P6" draw:layer="layout" svg:width="1.386cm" svg:height="2.131cm" svg:x="2.43cm" svg:y="8.157cm" svg:viewBox="0 0 1387 2132" draw:points="0,0 1387,0 1387,2132 0,2132">
          <text:p/>
        </draw:polygon>
        <draw:frame draw:style-name="gr8" draw:text-style-name="P9" draw:layer="layout" svg:width="1.242cm" svg:height="0.293cm" svg:x="2.48cm" svg:y="6.053cm">
          <draw:text-box>
            <text:p text:style-name="P3"><text:span text:style-name="T5">9:45-11:15</text:span></text:p>
          </draw:text-box>
        </draw:frame>
        <draw:frame draw:style-name="gr7" draw:text-style-name="P8" draw:layer="layout" svg:width="0.398cm" svg:height="0.446cm" svg:x="3cm" svg:y="8.828cm">
          <draw:text-box>
            <text:p text:style-name="P3"><text:span text:style-name="T4">3</text:span></text:p>
          </draw:text-box>
        </draw:frame>
        <draw:polygon draw:style-name="gr5" draw:text-style-name="P6" draw:layer="layout" svg:width="1.386cm" svg:height="2.131cm" svg:x="2.43cm" svg:y="10.337cm" svg:viewBox="0 0 1387 2132" draw:points="0,0 1387,0 1387,2132 0,2132">
          <text:p/>
        </draw:polygon>
        <draw:polygon draw:style-name="gr5" draw:text-style-name="P6" draw:layer="layout" svg:width="1.386cm" svg:height="2.131cm" svg:x="2.43cm" svg:y="10.337cm" svg:viewBox="0 0 1387 2132" draw:points="0,0 1387,0 1387,2132 0,2132">
          <text:p/>
        </draw:polygon>
        <draw:frame draw:style-name="gr8" draw:text-style-name="P9" draw:layer="layout" svg:width="1.386cm" svg:height="0.293cm" svg:x="2.43cm" svg:y="8.183cm">
          <draw:text-box>
            <text:p text:style-name="P3"><text:span text:style-name="T5">11:30-13:00</text:span></text:p>
          </draw:text-box>
        </draw:frame>
        <draw:frame draw:style-name="gr7" draw:text-style-name="P8" draw:layer="layout" svg:width="0.398cm" svg:height="0.446cm" svg:x="3cm" svg:y="11.009cm">
          <draw:text-box>
            <text:p text:style-name="P3"><text:span text:style-name="T4">4</text:span></text:p>
          </draw:text-box>
        </draw:frame>
        <draw:polygon draw:style-name="gr5" draw:text-style-name="P6" draw:layer="layout" svg:width="1.386cm" svg:height="2.131cm" svg:x="2.43cm" svg:y="12.468cm" svg:viewBox="0 0 1387 2132" draw:points="0,0 1387,0 1387,2132 0,2132">
          <text:p/>
        </draw:polygon>
        <draw:polygon draw:style-name="gr5" draw:text-style-name="P6" draw:layer="layout" svg:width="1.386cm" svg:height="2.131cm" svg:x="2.43cm" svg:y="12.468cm" svg:viewBox="0 0 1387 2132" draw:points="0,0 1387,0 1387,2132 0,2132">
          <text:p/>
        </draw:polygon>
        <draw:frame draw:style-name="gr8" draw:text-style-name="P9" draw:layer="layout" svg:width="1.386cm" svg:height="0.293cm" svg:x="2.405cm" svg:y="10.364cm">
          <draw:text-box>
            <text:p text:style-name="P3"><text:span text:style-name="T5">13:45-15:15</text:span></text:p>
          </draw:text-box>
        </draw:frame>
        <draw:frame draw:style-name="gr7" draw:text-style-name="P8" draw:layer="layout" svg:width="0.398cm" svg:height="0.446cm" svg:x="3cm" svg:y="13.139cm">
          <draw:text-box>
            <text:p text:style-name="P3"><text:span text:style-name="T4">5</text:span></text:p>
          </draw:text-box>
        </draw:frame>
        <draw:polygon draw:style-name="gr5" draw:text-style-name="P6" draw:layer="layout" svg:width="1.386cm" svg:height="2.13cm" svg:x="2.43cm" svg:y="14.599cm" svg:viewBox="0 0 1387 2131" draw:points="0,0 1387,0 1387,2131 0,2131">
          <text:p/>
        </draw:polygon>
        <draw:polygon draw:style-name="gr5" draw:text-style-name="P6" draw:layer="layout" svg:width="1.386cm" svg:height="2.13cm" svg:x="2.43cm" svg:y="14.599cm" svg:viewBox="0 0 1387 2131" draw:points="0,0 1387,0 1387,2131 0,2131">
          <text:p/>
        </draw:polygon>
        <draw:frame draw:style-name="gr8" draw:text-style-name="P9" draw:layer="layout" svg:width="1.386cm" svg:height="0.293cm" svg:x="2.405cm" svg:y="12.494cm">
          <draw:text-box>
            <text:p text:style-name="P3"><text:span text:style-name="T5">15:30-17:00</text:span></text:p>
          </draw:text-box>
        </draw:frame>
        <draw:frame draw:style-name="gr7" draw:text-style-name="P8" draw:layer="layout" svg:width="0.398cm" svg:height="0.446cm" svg:x="3cm" svg:y="15.27cm">
          <draw:text-box>
            <text:p text:style-name="P3"><text:span text:style-name="T4">6</text:span></text:p>
          </draw:text-box>
        </draw:frame>
        <draw:polygon draw:style-name="gr5" draw:text-style-name="P6" draw:layer="layout" svg:width="1.386cm" svg:height="2.131cm" svg:x="2.43cm" svg:y="16.729cm" svg:viewBox="0 0 1387 2132" draw:points="0,0 1387,0 1387,2132 0,2132">
          <text:p/>
        </draw:polygon>
        <draw:polygon draw:style-name="gr5" draw:text-style-name="P6" draw:layer="layout" svg:width="1.386cm" svg:height="2.131cm" svg:x="2.43cm" svg:y="16.729cm" svg:viewBox="0 0 1387 2132" draw:points="0,0 1387,0 1387,2132 0,2132">
          <text:p/>
        </draw:polygon>
        <draw:frame draw:style-name="gr8" draw:text-style-name="P9" draw:layer="layout" svg:width="1.386cm" svg:height="0.293cm" svg:x="2.405cm" svg:y="14.625cm">
          <draw:text-box>
            <text:p text:style-name="P3"><text:span text:style-name="T5">17:15-18:45</text:span></text:p>
          </draw:text-box>
        </draw:frame>
        <draw:frame draw:style-name="gr7" draw:text-style-name="P8" draw:layer="layout" svg:width="0.398cm" svg:height="0.446cm" svg:x="3cm" svg:y="17.401cm">
          <draw:text-box>
            <text:p text:style-name="P3"><text:span text:style-name="T4">7</text:span></text:p>
          </draw:text-box>
        </draw:frame>
        <draw:line draw:style-name="gr2" draw:text-style-name="P2" draw:layer="layout" svg:x1="2.405cm" svg:y1="2.979cm" svg:x2="28.133cm" svg:y2="2.979cm">
          <text:p/>
        </draw:line>
        <draw:line draw:style-name="gr2" draw:text-style-name="P2" draw:layer="layout" svg:x1="28.133cm" svg:y1="2.979cm" svg:x2="28.133cm" svg:y2="18.86cm">
          <text:p/>
        </draw:line>
        <draw:line draw:style-name="gr2" draw:text-style-name="P2" draw:layer="layout" svg:x1="28.133cm" svg:y1="18.86cm" svg:x2="2.405cm" svg:y2="18.86cm">
          <text:p/>
        </draw:line>
        <draw:line draw:style-name="gr2" draw:text-style-name="P2" draw:layer="layout" svg:x1="2.405cm" svg:y1="18.86cm" svg:x2="2.405cm" svg:y2="2.979cm">
          <text:p/>
        </draw:line>
        <draw:line draw:style-name="gr2" draw:text-style-name="P2" draw:layer="layout" svg:x1="3.841cm" svg:y1="3.004cm" svg:x2="3.841cm" svg:y2="18.835cm">
          <text:p/>
        </draw:line>
        <draw:line draw:style-name="gr9" draw:text-style-name="P2" draw:layer="layout" svg:x1="3.866cm" svg:y1="3.004cm" svg:x2="3.866cm" svg:y2="18.835cm">
          <text:p/>
        </draw:line>
        <draw:line draw:style-name="gr2" draw:text-style-name="P2" draw:layer="layout" svg:x1="8.719cm" svg:y1="2.979cm" svg:x2="8.719cm" svg:y2="18.835cm">
          <text:p/>
        </draw:line>
        <draw:line draw:style-name="gr2" draw:text-style-name="P2" draw:layer="layout" svg:x1="13.573cm" svg:y1="2.979cm" svg:x2="13.573cm" svg:y2="18.835cm">
          <text:p/>
        </draw:line>
        <draw:line draw:style-name="gr2" draw:text-style-name="P2" draw:layer="layout" svg:x1="18.426cm" svg:y1="2.979cm" svg:x2="18.426cm" svg:y2="18.835cm">
          <text:p/>
        </draw:line>
        <draw:line draw:style-name="gr2" draw:text-style-name="P2" draw:layer="layout" svg:x1="23.279cm" svg:y1="2.979cm" svg:x2="23.279cm" svg:y2="18.835cm">
          <text:p/>
        </draw:line>
        <draw:line draw:style-name="gr9" draw:text-style-name="P2" draw:layer="layout" svg:x1="2.43cm" svg:y1="3.896cm" svg:x2="28.108cm" svg:y2="3.896cm">
          <text:p/>
        </draw:line>
        <draw:line draw:style-name="gr2" draw:text-style-name="P2" draw:layer="layout" svg:x1="2.43cm" svg:y1="6.026cm" svg:x2="28.108cm" svg:y2="6.026cm">
          <text:p/>
        </draw:line>
        <draw:line draw:style-name="gr2" draw:text-style-name="P2" draw:layer="layout" svg:x1="2.43cm" svg:y1="8.157cm" svg:x2="28.108cm" svg:y2="8.157cm">
          <text:p/>
        </draw:line>
        <draw:line draw:style-name="gr10" draw:text-style-name="P2" draw:layer="layout" svg:x1="2.43cm" svg:y1="10.312cm" svg:x2="28.108cm" svg:y2="10.312cm">
          <text:p/>
        </draw:line>
        <draw:line draw:style-name="gr2" draw:text-style-name="P2" draw:layer="layout" svg:x1="2.43cm" svg:y1="12.468cm" svg:x2="28.108cm" svg:y2="12.468cm">
          <text:p/>
        </draw:line>
        <draw:line draw:style-name="gr2" draw:text-style-name="P2" draw:layer="layout" svg:x1="2.43cm" svg:y1="14.599cm" svg:x2="28.108cm" svg:y2="14.599cm">
          <text:p/>
        </draw:line>
        <draw:line draw:style-name="gr2" draw:text-style-name="P2" draw:layer="layout" svg:x1="2.43cm" svg:y1="16.729cm" svg:x2="28.108cm" svg:y2="16.729cm">
          <text:p/>
        </draw:line>
        <draw:polygon draw:style-name="gr5" draw:text-style-name="P6" draw:layer="layout" svg:width="4.803cm" svg:height="4.212cm" svg:x="3.891cm" svg:y="3.92cm" svg:viewBox="0 0 4804 4213" draw:points="0,0 4804,0 4804,4213 0,4213">
          <text:p/>
        </draw:polygon>
        <draw:line draw:style-name="gr9" draw:text-style-name="P2" draw:layer="layout" svg:x1="3.891cm" svg:y1="3.896cm" svg:x2="8.694cm" svg:y2="3.896cm">
          <text:p/>
        </draw:line>
        <draw:line draw:style-name="gr2" draw:text-style-name="P2" draw:layer="layout" svg:x1="3.891cm" svg:y1="8.157cm" svg:x2="8.694cm" svg:y2="8.157cm">
          <text:p/>
        </draw:line>
        <draw:line draw:style-name="gr2" draw:text-style-name="P2" draw:layer="layout" svg:x1="3.866cm" svg:y1="3.92cm" svg:x2="3.866cm" svg:y2="8.132cm">
          <text:p/>
        </draw:line>
        <draw:line draw:style-name="gr2" draw:text-style-name="P2" draw:layer="layout" svg:x1="8.719cm" svg:y1="3.92cm" svg:x2="8.719cm" svg:y2="8.132cm">
          <text:p/>
        </draw:line>
        <draw:frame draw:style-name="gr8" draw:text-style-name="P9" draw:layer="layout" svg:width="1.386cm" svg:height="0.293cm" svg:x="2.405cm" svg:y="16.756cm">
          <draw:text-box>
            <text:p text:style-name="P3"><text:span text:style-name="T5">19:00-20:30</text:span></text:p>
          </draw:text-box>
        </draw:frame>
        <draw:frame draw:style-name="gr11" draw:text-style-name="P10" draw:layer="layout" svg:width="0.734cm" svg:height="0.239cm" svg:x="5.897cm" svg:y="6.254cm">
          <draw:text-box>
            <text:p text:style-name="P3"><text:span text:style-name="T6">EMI212</text:span></text:p>
          </draw:text-box>
        </draw:frame>
        <draw:frame draw:style-name="gr11" draw:text-style-name="P10" draw:layer="layout" svg:width="0.747cm" svg:height="0.239cm" svg:x="5.897cm" svg:y="5.907cm">
          <draw:text-box>
            <text:p text:style-name="P3"><text:span text:style-name="T6">Wagner</text:span></text:p>
          </draw:text-box>
        </draw:frame>
        <draw:polygon draw:style-name="gr5" draw:text-style-name="P6" draw:layer="layout" svg:width="4.803cm" svg:height="2.081cm" svg:x="3.891cm" svg:y="8.182cm" svg:viewBox="0 0 4804 2082" draw:points="0,0 4804,0 4804,2082 0,2082">
          <text:p/>
        </draw:polygon>
        <draw:line draw:style-name="gr2" draw:text-style-name="P2" draw:layer="layout" svg:x1="3.891cm" svg:y1="8.157cm" svg:x2="8.694cm" svg:y2="8.157cm">
          <text:p/>
        </draw:line>
        <draw:line draw:style-name="gr10" draw:text-style-name="P2" draw:layer="layout" svg:x1="3.891cm" svg:y1="10.312cm" svg:x2="8.694cm" svg:y2="10.312cm">
          <text:p/>
        </draw:line>
        <draw:line draw:style-name="gr2" draw:text-style-name="P2" draw:layer="layout" svg:x1="3.866cm" svg:y1="8.182cm" svg:x2="3.866cm" svg:y2="10.263cm">
          <text:p/>
        </draw:line>
        <draw:line draw:style-name="gr2" draw:text-style-name="P2" draw:layer="layout" svg:x1="8.719cm" svg:y1="8.182cm" svg:x2="8.719cm" svg:y2="10.263cm">
          <text:p/>
        </draw:line>
        <draw:frame draw:style-name="gr11" draw:text-style-name="P10" draw:layer="layout" svg:width="0.798cm" svg:height="0.239cm" svg:x="5.872cm" svg:y="5.56cm">
          <draw:text-box>
            <text:p text:style-name="P3"><text:span text:style-name="T6">PPA_VL</text:span></text:p>
          </draw:text-box>
        </draw:frame>
        <draw:frame draw:style-name="gr11" draw:text-style-name="P10" draw:layer="layout" svg:width="0.959cm" svg:height="0.239cm" svg:x="5.798cm" svg:y="9.45cm">
          <draw:text-box>
            <text:p text:style-name="P3"><text:span text:style-name="T6">MBUT319</text:span></text:p>
          </draw:text-box>
        </draw:frame>
        <draw:frame draw:style-name="gr11" draw:text-style-name="P10" draw:layer="layout" svg:width="0.485cm" svg:height="0.239cm" svg:x="6.045cm" svg:y="9.103cm">
          <draw:text-box>
            <text:p text:style-name="P3"><text:span text:style-name="T6">Riedl</text:span></text:p>
          </draw:text-box>
        </draw:frame>
        <draw:polygon draw:style-name="gr5" draw:text-style-name="P6" draw:layer="layout" svg:width="4.804cm" svg:height="4.212cm" svg:x="8.744cm" svg:y="3.92cm" svg:viewBox="0 0 4805 4213" draw:points="0,0 4805,0 4805,4213 0,4213">
          <text:p/>
        </draw:polygon>
        <draw:line draw:style-name="gr9" draw:text-style-name="P2" draw:layer="layout" svg:x1="8.744cm" svg:y1="3.896cm" svg:x2="13.548cm" svg:y2="3.896cm">
          <text:p/>
        </draw:line>
        <draw:line draw:style-name="gr2" draw:text-style-name="P2" draw:layer="layout" svg:x1="8.744cm" svg:y1="8.157cm" svg:x2="13.548cm" svg:y2="8.157cm">
          <text:p/>
        </draw:line>
        <draw:line draw:style-name="gr2" draw:text-style-name="P2" draw:layer="layout" svg:x1="8.719cm" svg:y1="3.92cm" svg:x2="8.719cm" svg:y2="8.132cm">
          <text:p/>
        </draw:line>
        <draw:line draw:style-name="gr2" draw:text-style-name="P2" draw:layer="layout" svg:x1="13.573cm" svg:y1="3.92cm" svg:x2="13.573cm" svg:y2="8.132cm">
          <text:p/>
        </draw:line>
        <draw:frame draw:style-name="gr11" draw:text-style-name="P10" draw:layer="layout" svg:width="0.459cm" svg:height="0.239cm" svg:x="6.045cm" svg:y="8.757cm">
          <draw:text-box>
            <text:p text:style-name="P3"><text:span text:style-name="T6">MAS</text:span></text:p>
          </draw:text-box>
        </draw:frame>
        <draw:frame draw:style-name="gr11" draw:text-style-name="P10" draw:layer="layout" svg:width="0.959cm" svg:height="0.239cm" svg:x="10.651cm" svg:y="6.254cm">
          <draw:text-box>
            <text:p text:style-name="P3"><text:span text:style-name="T6">MBUT319</text:span></text:p>
          </draw:text-box>
        </draw:frame>
        <draw:frame draw:style-name="gr11" draw:text-style-name="P10" draw:layer="layout" svg:width="0.485cm" svg:height="0.239cm" svg:x="10.899cm" svg:y="5.907cm">
          <draw:text-box>
            <text:p text:style-name="P3"><text:span text:style-name="T6">Riedl</text:span></text:p>
          </draw:text-box>
        </draw:frame>
        <draw:polygon draw:style-name="gr5" draw:text-style-name="P6" draw:layer="layout" svg:width="4.804cm" svg:height="4.261cm" svg:x="8.744cm" svg:y="8.182cm" svg:viewBox="0 0 4805 4262" draw:points="0,0 4805,0 4805,4262 0,4262">
          <text:p/>
        </draw:polygon>
        <draw:line draw:style-name="gr2" draw:text-style-name="P2" draw:layer="layout" svg:x1="8.744cm" svg:y1="8.157cm" svg:x2="13.548cm" svg:y2="8.157cm">
          <text:p/>
        </draw:line>
        <draw:line draw:style-name="gr2" draw:text-style-name="P2" draw:layer="layout" svg:x1="8.744cm" svg:y1="12.468cm" svg:x2="13.548cm" svg:y2="12.468cm">
          <text:p/>
        </draw:line>
        <draw:line draw:style-name="gr2" draw:text-style-name="P2" draw:layer="layout" svg:x1="8.719cm" svg:y1="8.182cm" svg:x2="8.719cm" svg:y2="12.443cm">
          <text:p/>
        </draw:line>
        <draw:line draw:style-name="gr2" draw:text-style-name="P2" draw:layer="layout" svg:x1="13.573cm" svg:y1="8.182cm" svg:x2="13.573cm" svg:y2="12.443cm">
          <text:p/>
        </draw:line>
        <draw:frame draw:style-name="gr11" draw:text-style-name="P10" draw:layer="layout" svg:width="0.684cm" svg:height="0.239cm" svg:x="10.775cm" svg:y="5.56cm">
          <draw:text-box>
            <text:p text:style-name="P3"><text:span text:style-name="T6">DMA-A</text:span></text:p>
          </draw:text-box>
        </draw:frame>
        <draw:frame draw:style-name="gr11" draw:text-style-name="P10" draw:layer="layout" svg:width="0.959cm" svg:height="0.239cm" svg:x="10.651cm" svg:y="10.54cm">
          <draw:text-box>
            <text:p text:style-name="P3"><text:span text:style-name="T6">MBUT319</text:span></text:p>
          </draw:text-box>
        </draw:frame>
        <draw:frame draw:style-name="gr11" draw:text-style-name="P10" draw:layer="layout" svg:width="0.485cm" svg:height="0.239cm" svg:x="10.899cm" svg:y="10.194cm">
          <draw:text-box>
            <text:p text:style-name="P3"><text:span text:style-name="T6">Riedl</text:span></text:p>
          </draw:text-box>
        </draw:frame>
        <draw:polygon draw:style-name="gr5" draw:text-style-name="P6" draw:layer="layout" svg:width="4.804cm" svg:height="4.261cm" svg:x="13.597cm" svg:y="8.182cm" svg:viewBox="0 0 4805 4262" draw:points="0,0 4805,0 4805,4262 0,4262">
          <text:p/>
        </draw:polygon>
        <draw:line draw:style-name="gr2" draw:text-style-name="P2" draw:layer="layout" svg:x1="13.597cm" svg:y1="8.157cm" svg:x2="18.401cm" svg:y2="8.157cm">
          <text:p/>
        </draw:line>
        <draw:line draw:style-name="gr2" draw:text-style-name="P2" draw:layer="layout" svg:x1="13.597cm" svg:y1="12.468cm" svg:x2="18.401cm" svg:y2="12.468cm">
          <text:p/>
        </draw:line>
        <draw:line draw:style-name="gr2" draw:text-style-name="P2" draw:layer="layout" svg:x1="13.573cm" svg:y1="8.182cm" svg:x2="13.573cm" svg:y2="12.443cm">
          <text:p/>
        </draw:line>
        <draw:line draw:style-name="gr2" draw:text-style-name="P2" draw:layer="layout" svg:x1="18.426cm" svg:y1="8.182cm" svg:x2="18.426cm" svg:y2="12.443cm">
          <text:p/>
        </draw:line>
        <draw:frame draw:style-name="gr11" draw:text-style-name="P10" draw:layer="layout" svg:width="0.578cm" svg:height="0.239cm" svg:x="10.849cm" svg:y="9.847cm">
          <draw:text-box>
            <text:p text:style-name="P3"><text:span text:style-name="T6">WIMA</text:span></text:p>
          </draw:text-box>
        </draw:frame>
        <draw:frame draw:style-name="gr11" draw:text-style-name="P10" draw:layer="layout" svg:width="0.959cm" svg:height="0.239cm" svg:x="15.504cm" svg:y="10.54cm">
          <draw:text-box>
            <text:p text:style-name="P3"><text:span text:style-name="T6">MBUT319</text:span></text:p>
          </draw:text-box>
        </draw:frame>
        <draw:frame draw:style-name="gr11" draw:text-style-name="P10" draw:layer="layout" svg:width="0.794cm" svg:height="0.239cm" svg:x="15.579cm" svg:y="10.194cm">
          <draw:text-box>
            <text:p text:style-name="P3"><text:span text:style-name="T6">Hommel</text:span></text:p>
          </draw:text-box>
        </draw:frame>
        <draw:polygon draw:style-name="gr5" draw:text-style-name="P6" draw:layer="layout" svg:width="4.804cm" svg:height="6.342cm" svg:x="13.597cm" svg:y="12.493cm" svg:viewBox="0 0 4805 6343" draw:points="0,0 4805,0 4805,6343 0,6343">
          <text:p/>
        </draw:polygon>
        <draw:line draw:style-name="gr2" draw:text-style-name="P2" draw:layer="layout" svg:x1="13.597cm" svg:y1="12.468cm" svg:x2="18.401cm" svg:y2="12.468cm">
          <text:p/>
        </draw:line>
        <draw:line draw:style-name="gr2" draw:text-style-name="P2" draw:layer="layout" svg:x1="13.573cm" svg:y1="12.493cm" svg:x2="13.573cm" svg:y2="18.835cm">
          <text:p/>
        </draw:line>
        <draw:line draw:style-name="gr2" draw:text-style-name="P2" draw:layer="layout" svg:x1="18.426cm" svg:y1="12.493cm" svg:x2="18.426cm" svg:y2="18.835cm">
          <text:p/>
        </draw:line>
        <draw:frame draw:style-name="gr11" draw:text-style-name="P10" draw:layer="layout" svg:width="0.413cm" svg:height="0.239cm" svg:x="15.777cm" svg:y="9.847cm">
          <draw:text-box>
            <text:p text:style-name="P3"><text:span text:style-name="T6">EPF</text:span></text:p>
          </draw:text-box>
        </draw:frame>
        <draw:frame draw:style-name="gr11" draw:text-style-name="P10" draw:layer="layout" svg:width="0.959cm" svg:height="0.239cm" svg:x="14.192cm" svg:y="15.892cm">
          <draw:text-box>
            <text:p text:style-name="P3"><text:span text:style-name="T6">MBUT319</text:span></text:p>
          </draw:text-box>
        </draw:frame>
        <draw:frame draw:style-name="gr11" draw:text-style-name="P10" draw:layer="layout" svg:width="0.709cm" svg:height="0.239cm" svg:x="14.316cm" svg:y="15.545cm">
          <draw:text-box>
            <text:p text:style-name="P3"><text:span text:style-name="T6">Winkler</text:span></text:p>
          </draw:text-box>
        </draw:frame>
        <draw:frame draw:style-name="gr11" draw:text-style-name="P10" draw:layer="layout" svg:width="0.472cm" svg:height="0.239cm" svg:x="14.44cm" svg:y="15.198cm">
          <draw:text-box>
            <text:p text:style-name="P3"><text:span text:style-name="T6">PUM</text:span></text:p>
          </draw:text-box>
        </draw:frame>
        <draw:frame draw:style-name="gr11" draw:text-style-name="P10" draw:layer="layout" svg:width="0.959cm" svg:height="0.239cm" svg:x="16.792cm" svg:y="15.892cm">
          <draw:text-box>
            <text:p text:style-name="P3"><text:span text:style-name="T6">MBUT319</text:span></text:p>
          </draw:text-box>
        </draw:frame>
        <draw:frame draw:style-name="gr11" draw:text-style-name="P10" draw:layer="layout" svg:width="0.688cm" svg:height="0.239cm" svg:x="16.941cm" svg:y="15.545cm">
          <draw:text-box>
            <text:p text:style-name="P3"><text:span text:style-name="T6">Brittner</text:span></text:p>
          </draw:text-box>
        </draw:frame>
        <draw:polygon draw:style-name="gr5" draw:text-style-name="P6" draw:layer="layout" svg:width="4.803cm" svg:height="4.212cm" svg:x="18.451cm" svg:y="6.051cm" svg:viewBox="0 0 4804 4213" draw:points="0,0 4804,0 4804,4213 0,4213">
          <text:p/>
        </draw:polygon>
        <draw:line draw:style-name="gr2" draw:text-style-name="P2" draw:layer="layout" svg:x1="18.451cm" svg:y1="6.026cm" svg:x2="23.254cm" svg:y2="6.026cm">
          <text:p/>
        </draw:line>
        <draw:line draw:style-name="gr10" draw:text-style-name="P2" draw:layer="layout" svg:x1="18.451cm" svg:y1="10.312cm" svg:x2="23.254cm" svg:y2="10.312cm">
          <text:p/>
        </draw:line>
        <draw:line draw:style-name="gr2" draw:text-style-name="P2" draw:layer="layout" svg:x1="18.426cm" svg:y1="6.051cm" svg:x2="18.426cm" svg:y2="10.263cm">
          <text:p/>
        </draw:line>
        <draw:line draw:style-name="gr2" draw:text-style-name="P2" draw:layer="layout" svg:x1="23.279cm" svg:y1="6.051cm" svg:x2="23.279cm" svg:y2="10.263cm">
          <text:p/>
        </draw:line>
        <draw:frame draw:style-name="gr11" draw:text-style-name="P10" draw:layer="layout" svg:width="0.472cm" svg:height="0.239cm" svg:x="17.04cm" svg:y="15.198cm">
          <draw:text-box>
            <text:p text:style-name="P3"><text:span text:style-name="T6">PUM</text:span></text:p>
          </draw:text-box>
        </draw:frame>
        <draw:frame draw:style-name="gr11" draw:text-style-name="P10" draw:layer="layout" svg:width="0.959cm" svg:height="0.239cm" svg:x="20.358cm" svg:y="8.385cm">
          <draw:text-box>
            <text:p text:style-name="P3"><text:span text:style-name="T6">MBUT319</text:span></text:p>
          </draw:text-box>
        </draw:frame>
        <draw:frame draw:style-name="gr11" draw:text-style-name="P10" draw:layer="layout" svg:width="0.425cm" svg:height="0.239cm" svg:x="20.63cm" svg:y="8.038cm">
          <draw:text-box>
            <text:p text:style-name="P3"><text:span text:style-name="T6">Hösl</text:span></text:p>
          </draw:text-box>
        </draw:frame>
        <draw:polygon draw:style-name="gr5" draw:text-style-name="P6" draw:layer="layout" svg:width="4.803cm" svg:height="4.212cm" svg:x="18.451cm" svg:y="10.362cm" svg:viewBox="0 0 4804 4213" draw:points="0,0 4804,0 4804,4213 0,4213">
          <text:p/>
        </draw:polygon>
        <draw:line draw:style-name="gr10" draw:text-style-name="P2" draw:layer="layout" svg:x1="18.451cm" svg:y1="10.312cm" svg:x2="23.254cm" svg:y2="10.312cm">
          <text:p/>
        </draw:line>
        <draw:line draw:style-name="gr2" draw:text-style-name="P2" draw:layer="layout" svg:x1="18.451cm" svg:y1="14.599cm" svg:x2="23.254cm" svg:y2="14.599cm">
          <text:p/>
        </draw:line>
        <draw:line draw:style-name="gr2" draw:text-style-name="P2" draw:layer="layout" svg:x1="18.426cm" svg:y1="10.362cm" svg:x2="18.426cm" svg:y2="14.574cm">
          <text:p/>
        </draw:line>
        <draw:line draw:style-name="gr2" draw:text-style-name="P2" draw:layer="layout" svg:x1="23.279cm" svg:y1="10.362cm" svg:x2="23.279cm" svg:y2="14.574cm">
          <text:p/>
        </draw:line>
        <draw:frame draw:style-name="gr11" draw:text-style-name="P10" draw:layer="layout" svg:width="0.518cm" svg:height="0.239cm" svg:x="20.581cm" svg:y="7.691cm">
          <draw:text-box>
            <text:p text:style-name="P3"><text:span text:style-name="T6">OA-A</text:span></text:p>
          </draw:text-box>
        </draw:frame>
        <draw:frame draw:style-name="gr11" draw:text-style-name="P10" draw:layer="layout" svg:width="0.959cm" svg:height="0.239cm" svg:x="20.358cm" svg:y="12.696cm">
          <draw:text-box>
            <text:p text:style-name="P3"><text:span text:style-name="T6">MBUT319</text:span></text:p>
          </draw:text-box>
        </draw:frame>
        <draw:frame draw:style-name="gr11" draw:text-style-name="P10" draw:layer="layout" svg:width="0.531cm" svg:height="0.239cm" svg:x="20.581cm" svg:y="12.349cm">
          <draw:text-box>
            <text:p text:style-name="P3"><text:span text:style-name="T6">Altieri</text:span></text:p>
          </draw:text-box>
        </draw:frame>
        <draw:polygon draw:style-name="gr5" draw:text-style-name="P6" draw:layer="layout" svg:width="4.804cm" svg:height="8.523cm" svg:x="23.304cm" svg:y="3.92cm" svg:viewBox="0 0 4805 8524" draw:points="0,0 4805,0 4805,8524 0,8524">
          <text:p/>
        </draw:polygon>
        <draw:line draw:style-name="gr9" draw:text-style-name="P2" draw:layer="layout" svg:x1="23.304cm" svg:y1="3.896cm" svg:x2="28.108cm" svg:y2="3.896cm">
          <text:p/>
        </draw:line>
        <draw:line draw:style-name="gr2" draw:text-style-name="P2" draw:layer="layout" svg:x1="23.304cm" svg:y1="12.468cm" svg:x2="28.108cm" svg:y2="12.468cm">
          <text:p/>
        </draw:line>
        <draw:line draw:style-name="gr2" draw:text-style-name="P2" draw:layer="layout" svg:x1="23.279cm" svg:y1="3.92cm" svg:x2="23.279cm" svg:y2="12.443cm">
          <text:p/>
        </draw:line>
        <draw:frame draw:style-name="gr11" draw:text-style-name="P10" draw:layer="layout" svg:width="0.472cm" svg:height="0.239cm" svg:x="20.605cm" svg:y="12.002cm">
          <draw:text-box>
            <text:p text:style-name="P3"><text:span text:style-name="T6">MDA</text:span></text:p>
          </draw:text-box>
        </draw:frame>
        <draw:frame draw:style-name="gr11" draw:text-style-name="P10" draw:layer="layout" svg:width="1.695cm" svg:height="0.239cm" svg:x="23.725cm" svg:y="8.583cm">
          <draw:text-box>
            <text:p text:style-name="P3"><text:span text:style-name="T6">Termine n. Abspr.</text:span></text:p>
          </draw:text-box>
        </draw:frame>
        <draw:frame draw:style-name="gr11" draw:text-style-name="P10" draw:layer="layout" svg:width="0.959cm" svg:height="0.239cm" svg:x="24.072cm" svg:y="8.236cm">
          <draw:text-box>
            <text:p text:style-name="P3"><text:span text:style-name="T6">MBUT319</text:span></text:p>
          </draw:text-box>
        </draw:frame>
        <draw:frame draw:style-name="gr11" draw:text-style-name="P10" draw:layer="layout" svg:width="1.145cm" svg:height="0.239cm" svg:x="23.973cm" svg:y="7.889cm">
          <draw:text-box>
            <text:p text:style-name="P3"><text:span text:style-name="T6">Becker-Stoll</text:span></text:p>
          </draw:text-box>
        </draw:frame>
        <draw:frame draw:style-name="gr11" draw:text-style-name="P10" draw:layer="layout" svg:width="0.286cm" svg:height="0.239cm" svg:x="24.419cm" svg:y="7.543cm">
          <draw:text-box>
            <text:p text:style-name="P3"><text:span text:style-name="T6">DF</text:span></text:p>
          </draw:text-box>
        </draw:frame>
        <draw:frame draw:style-name="gr11" draw:text-style-name="P10" draw:layer="layout" svg:width="0.959cm" svg:height="0.239cm" svg:x="26.598cm" svg:y="8.236cm">
          <draw:text-box>
            <text:p text:style-name="P3"><text:span text:style-name="T6">MBUT319</text:span></text:p>
          </draw:text-box>
        </draw:frame>
        <draw:frame draw:style-name="gr11" draw:text-style-name="P10" draw:layer="layout" svg:width="0.688cm" svg:height="0.239cm" svg:x="26.722cm" svg:y="7.889cm">
          <draw:text-box>
            <text:p text:style-name="P3"><text:span text:style-name="T6">Cordes</text:span></text:p>
          </draw:text-box>
        </draw:frame>
        <draw:frame draw:style-name="gr11" draw:text-style-name="P10" draw:layer="layout" svg:width="0.286cm" svg:height="0.239cm" svg:x="26.945cm" svg:y="7.543cm">
          <draw:text-box>
            <text:p text:style-name="P3"><text:span text:style-name="T6">DF</text:span></text:p>
          </draw:text-box>
        </draw:frame>
        <draw:frame draw:style-name="gr4" draw:text-style-name="P5" draw:layer="layout" svg:width="1.742cm" svg:height="0.344cm" svg:x="26.226cm" svg:y="19.184cm">
          <draw:text-box>
            <text:p text:style-name="P3"><text:span text:style-name="T2">Seite 67 / 72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8.943cm" svg:height="20.472cm" svg:x="0.374cm" svg:y="0.254cm" svg:viewBox="0 0 28944 20473" draw:points="0,0 28944,0 28944,20473 0,20473">
          <text:p/>
        </draw:polygon>
        <draw:polygon draw:style-name="gr1" draw:text-style-name="P1" draw:layer="layout" svg:width="28.943cm" svg:height="20.472cm" svg:x="0.374cm" svg:y="0.254cm" svg:viewBox="0 0 28944 20473" draw:points="0,0 28944,0 28944,20473 0,20473">
          <text:p/>
        </draw:polygon>
        <draw:line draw:style-name="gr2" draw:text-style-name="P2" draw:layer="layout" svg:x1="2.306cm" svg:y1="2.087cm" svg:x2="28.331cm" svg:y2="2.087cm">
          <text:p/>
        </draw:line>
        <draw:frame draw:style-name="gr3" draw:text-style-name="P4" draw:layer="layout" svg:width="6.128cm" svg:height="0.378cm" svg:x="2.306cm" svg:y="1.299cm">
          <draw:text-box>
            <text:p text:style-name="P3"><text:span text:style-name="T1">OTH Amberg-Weiden, Rechenzentrum</text:span></text:p>
          </draw:text-box>
        </draw:frame>
        <draw:frame draw:style-name="gr4" draw:text-style-name="P5" draw:layer="layout" svg:width="5.793cm" svg:height="0.344cm" svg:x="2.306cm" svg:y="1.692cm">
          <draw:text-box>
            <text:p text:style-name="P3"><text:span text:style-name="T2">D-92224 Amberg, Kaiser-Wilhelm-Ring 23</text:span></text:p>
          </draw:text-box>
        </draw:frame>
        <draw:frame draw:style-name="gr4" draw:text-style-name="P5" draw:layer="layout" svg:width="5.217cm" svg:height="0.344cm" svg:x="8.943cm" svg:y="1.296cm">
          <draw:text-box>
            <text:p text:style-name="P3"><text:span text:style-name="T2">Stundenplan Wintersemester 2024/25</text:span></text:p>
          </draw:text-box>
        </draw:frame>
        <draw:frame draw:style-name="gr3" draw:text-style-name="P4" draw:layer="layout" svg:width="1.687cm" svg:height="0.378cm" svg:x="26.623cm" svg:y="1.299cm">
          <draw:text-box>
            <text:p text:style-name="P3"><text:span text:style-name="T1">Untis 2024</text:span></text:p>
          </draw:text-box>
        </draw:frame>
        <draw:frame draw:style-name="gr4" draw:text-style-name="P5" draw:layer="layout" svg:width="2.25cm" svg:height="0.344cm" svg:x="26.028cm" svg:y="1.692cm">
          <draw:text-box>
            <text:p text:style-name="P3"><text:span text:style-name="T2">11.7.2024 18:39</text:span></text:p>
          </draw:text-box>
        </draw:frame>
        <draw:frame draw:style-name="gr6" draw:text-style-name="P7" draw:layer="layout" svg:width="1.302cm" svg:height="0.691cm" svg:x="2.306cm" svg:y="2.188cm">
          <draw:text-box>
            <text:p text:style-name="P3"><text:span text:style-name="T3">EDU</text:span></text:p>
          </draw:text-box>
        </draw:frame>
        <draw:frame draw:style-name="gr4" draw:text-style-name="P5" draw:layer="layout" svg:width="1.022cm" svg:height="0.344cm" svg:x="2.306cm" svg:y="3.005cm">
          <draw:text-box>
            <text:p text:style-name="P3"><text:span text:style-name="T7">Fächer</text:span></text:p>
          </draw:text-box>
        </draw:frame>
        <draw:frame draw:style-name="gr4" draw:text-style-name="P5" draw:layer="layout" svg:width="0.832cm" svg:height="0.344cm" svg:x="2.306cm" svg:y="3.377cm">
          <draw:text-box>
            <text:p text:style-name="P3"><text:span text:style-name="T2">Name</text:span></text:p>
          </draw:text-box>
        </draw:frame>
        <draw:line draw:style-name="gr2" draw:text-style-name="P2" draw:layer="layout" svg:x1="2.306cm" svg:y1="3.722cm" svg:x2="10.428cm" svg:y2="3.722cm">
          <text:p/>
        </draw:line>
        <draw:frame draw:style-name="gr4" draw:text-style-name="P5" draw:layer="layout" svg:width="1.475cm" svg:height="0.344cm" svg:x="3.619cm" svg:y="3.377cm">
          <draw:text-box>
            <text:p text:style-name="P3"><text:span text:style-name="T2">Langname</text:span></text:p>
          </draw:text-box>
        </draw:frame>
        <draw:frame draw:style-name="gr4" draw:text-style-name="P5" draw:layer="layout" svg:width="0.417cm" svg:height="0.344cm" svg:x="2.306cm" svg:y="3.798cm">
          <draw:text-box>
            <text:p text:style-name="P3"><text:span text:style-name="T2">DF</text:span></text:p>
          </draw:text-box>
        </draw:frame>
        <draw:frame draw:style-name="gr4" draw:text-style-name="P5" draw:layer="layout" svg:width="5.002cm" svg:height="0.344cm" svg:x="3.619cm" svg:y="3.798cm">
          <draw:text-box>
            <text:p text:style-name="P3"><text:span text:style-name="T2">Digitalisierung in der Frühen Bildung</text:span></text:p>
          </draw:text-box>
        </draw:frame>
        <draw:frame draw:style-name="gr4" draw:text-style-name="P5" draw:layer="layout" svg:width="1.001cm" svg:height="0.344cm" svg:x="2.306cm" svg:y="4.17cm">
          <draw:text-box>
            <text:p text:style-name="P3"><text:span text:style-name="T2">DMA-A</text:span></text:p>
          </draw:text-box>
        </draw:frame>
        <draw:frame draw:style-name="gr4" draw:text-style-name="P5" draw:layer="layout" svg:width="3.605cm" svg:height="0.344cm" svg:x="3.619cm" svg:y="4.17cm">
          <draw:text-box>
            <text:p text:style-name="P3"><text:span text:style-name="T2">Digitale MINT-Aufgaben A</text:span></text:p>
          </draw:text-box>
        </draw:frame>
        <draw:frame draw:style-name="gr4" draw:text-style-name="P5" draw:layer="layout" svg:width="0.607cm" svg:height="0.344cm" svg:x="2.306cm" svg:y="4.542cm">
          <draw:text-box>
            <text:p text:style-name="P3"><text:span text:style-name="T2">EPF</text:span></text:p>
          </draw:text-box>
        </draw:frame>
        <draw:frame draw:style-name="gr4" draw:text-style-name="P5" draw:layer="layout" svg:width="4.968cm" svg:height="0.344cm" svg:x="3.619cm" svg:y="4.542cm">
          <draw:text-box>
            <text:p text:style-name="P3"><text:span text:style-name="T2">Empirisch-pädagogische Forschung</text:span></text:p>
          </draw:text-box>
        </draw:frame>
        <draw:frame draw:style-name="gr4" draw:text-style-name="P5" draw:layer="layout" svg:width="0.675cm" svg:height="0.344cm" svg:x="2.306cm" svg:y="4.913cm">
          <draw:text-box>
            <text:p text:style-name="P3"><text:span text:style-name="T2">MAS</text:span></text:p>
          </draw:text-box>
        </draw:frame>
        <draw:frame draw:style-name="gr4" draw:text-style-name="P5" draw:layer="layout" svg:width="2.055cm" svg:height="0.344cm" svg:x="3.619cm" svg:y="4.913cm">
          <draw:text-box>
            <text:p text:style-name="P3"><text:span text:style-name="T2">Masterseminar</text:span></text:p>
          </draw:text-box>
        </draw:frame>
        <draw:frame draw:style-name="gr4" draw:text-style-name="P5" draw:layer="layout" svg:width="0.692cm" svg:height="0.344cm" svg:x="2.306cm" svg:y="5.285cm">
          <draw:text-box>
            <text:p text:style-name="P3"><text:span text:style-name="T2">MDA</text:span></text:p>
          </draw:text-box>
        </draw:frame>
        <draw:frame draw:style-name="gr4" draw:text-style-name="P5" draw:layer="layout" svg:width="2.999cm" svg:height="0.344cm" svg:x="3.619cm" svg:y="5.285cm">
          <draw:text-box>
            <text:p text:style-name="P3"><text:span text:style-name="T2">Multimedia-Didaktik A</text:span></text:p>
          </draw:text-box>
        </draw:frame>
        <draw:frame draw:style-name="gr4" draw:text-style-name="P5" draw:layer="layout" svg:width="0.76cm" svg:height="0.344cm" svg:x="2.306cm" svg:y="5.656cm">
          <draw:text-box>
            <text:p text:style-name="P3"><text:span text:style-name="T2">OA-A</text:span></text:p>
          </draw:text-box>
        </draw:frame>
        <draw:frame draw:style-name="gr4" draw:text-style-name="P5" draw:layer="layout" svg:width="6.344cm" svg:height="0.344cm" svg:x="3.619cm" svg:y="5.656cm">
          <draw:text-box>
            <text:p text:style-name="P3"><text:span text:style-name="T2">Onlinekursentwicklung und Autorensysteme A</text:span></text:p>
          </draw:text-box>
        </draw:frame>
        <draw:frame draw:style-name="gr4" draw:text-style-name="P5" draw:layer="layout" svg:width="7.097cm" svg:height="0.344cm" svg:x="2.306cm" svg:y="6.028cm">
          <draw:text-box>
            <text:p text:style-name="P3"><text:span text:style-name="T2">PPA_VL Postproduktion und Animation (Vorlesung)</text:span></text:p>
          </draw:text-box>
        </draw:frame>
        <draw:frame draw:style-name="gr4" draw:text-style-name="P5" draw:layer="layout" svg:width="0.692cm" svg:height="0.344cm" svg:x="2.306cm" svg:y="6.4cm">
          <draw:text-box>
            <text:p text:style-name="P3"><text:span text:style-name="T2">PUM</text:span></text:p>
          </draw:text-box>
        </draw:frame>
        <draw:frame draw:style-name="gr4" draw:text-style-name="P5" draw:layer="layout" svg:width="5.184cm" svg:height="0.344cm" svg:x="3.619cm" svg:y="6.4cm">
          <draw:text-box>
            <text:p text:style-name="P3"><text:span text:style-name="T2">Projektmanagement und Medienrecht</text:span></text:p>
          </draw:text-box>
        </draw:frame>
        <draw:frame draw:style-name="gr4" draw:text-style-name="P5" draw:layer="layout" svg:width="0.844cm" svg:height="0.344cm" svg:x="2.306cm" svg:y="6.771cm">
          <draw:text-box>
            <text:p text:style-name="P3"><text:span text:style-name="T2">WIMA</text:span></text:p>
          </draw:text-box>
        </draw:frame>
        <draw:frame draw:style-name="gr4" draw:text-style-name="P5" draw:layer="layout" svg:width="6.695cm" svg:height="0.344cm" svg:x="3.619cm" svg:y="6.771cm">
          <draw:text-box>
            <text:p text:style-name="P3"><text:span text:style-name="T2">Wissensmanagement und Bildungsmanagement</text:span></text:p>
          </draw:text-box>
        </draw:frame>
        <draw:frame draw:style-name="gr4" draw:text-style-name="P5" draw:layer="layout" svg:width="1.742cm" svg:height="0.344cm" svg:x="26.226cm" svg:y="19.184cm">
          <draw:text-box>
            <text:p text:style-name="P3"><text:span text:style-name="T2">Seite 68 / 7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1cm" fo:margin-left="0.3cm" fo:margin-right="0.3cm" fo:page-width="29.703cm" fo:page-height="21.0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81"/>
    <meta:generator>LibreOffice/7.3.7.2$Linux_X86_64 LibreOffice_project/30$Build-2</meta:generator>
  </office:meta>
</office:document-meta>
</file>